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795e" officeooo:paragraph-rsid="0019795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bold" officeooo:rsid="0019795e" officeooo:paragraph-rsid="0019795e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writing-mode="lr-tb"/>
      <style:text-properties style:font-name="Liberation Serif" fo:font-size="12pt" officeooo:paragraph-rsid="0019795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0066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run the algorithm</text:p>
      <text:p text:style-name="P1"/>
      <text:p text:style-name="P3"><text:span text:style-name="T1">Description:</text:span><text:bookmark text:name="page27R_mcid6"/> After creating a Graph, the user chooses one of the given algorithms. Application runs<text:bookmark text:name="page27R_mcid7"/><text:line-break/>the selected alg<text:bookmark text:name="page27R_mcid8"/>orithm and shows it step by step on the graphic view.</text:p>
      <text:p text:style-name="P3"><text:bookmark text:name="page27R_mcid10"/><text:bookmark text:name="page27R_mcid11"/><text:bookmark text:name="page27R_mcid9"/><text:line-break/><text:span text:style-name="T1">Actors:</text:span><text:bookmark text:name="page27R_mcid12"/> The User</text:p>
      <text:p text:style-name="P3"><text:bookmark text:name="page27R_mcid14"/><text:bookmark text:name="page27R_mcid13"/><text:bookmark text:name="page27R_mcid15"/><text:line-break/><text:span text:style-name="T1">Preconditions:</text:span><text:bookmark text:name="page27R_mcid16"/> The Graph data has been input and saved.</text:p>
      <text:p text:style-name="P3"><text:bookmark text:name="page27R_mcid17"/><text:bookmark text:name="page27R_mcid18"/><text:bookmark text:name="page27R_mcid19"/><text:line-break/><text:span text:style-name="T1">Postconditions:</text:span><text:bookmark text:name="page27R_mcid20"/><text:bookmark text:name="page27R_mcid21"/><text:span text:style-name="T1"> </text:span>Steps of the algorithm are shown.</text:p>
      <text:p text:style-name="P3"><text:bookmark text:name="page27R_mcid22"/><text:bookmark text:name="page27R_mcid23"/><text:bookmark text:name="page27R_mcid24"/><text:line-break/><text:span text:style-name="T1">Main scenario:</text:span><text:bookmark text:name="page27R_mcid25"/><text:bookmark text:name="page27R_mcid26"/><text:line-break/>1.<text:bookmark text:name="page27R_mcid27"/> User selects one of the algorithms.<text:bookmark text:name="page27R_mcid29"/><text:bookmark text:name="page27R_mcid28"/><text:line-break/>2.<text:bookmark text:name="page27R_mcid30"/> User clicks on ‘Run’ button.<text:bookmark text:name="page27R_mcid31"/><text:bookmark text:name="page27R_mcid32"/><text:line-break/>3.<text:bookmark text:name="page27R_mcid33"/> Application runs the selected algorithm on created Graph:<text:bookmark text:name="page27R_mcid35"/><text:bookmark text:name="page27R_mcid34"/><text:line-break/><text:tab/>3.1<text:bookmark text:name="page27R_mcid36"/><text:bookmark text:name="page27R_mcid37"/> If there are steps in executed algorithm, application has to show them.</text:p>
      <text:p text:style-name="P3"><text:span text:style-name="T2"><text:tab/><text:tab/>3.1.1 While the algorithm runs:</text:span><text:line-break/><text:tab/><text:tab/><text:tab/> 3.1.<text:span text:style-name="T2">1.1</text:span> Application colors nodes and edges as they are used in the algorithm.<text:bookmark text:name="page27R_mcid42"/><text:bookmark text:name="page27R_mcid43"/><text:bookmark text:name="page27R_mcid46"/><text:bookmark text:name="page27R_mcid45"/><text:bookmark text:name="page27R_mcid47"/><text:bookmark text:name="page27R_mcid48"/><text:line-break/><text:tab/> 3.2<text:bookmark text:name="page27R_mcid49"/> Application shows message about the result.<text:bookmark text:name="page27R_mcid51"/><text:bookmark text:name="page27R_mcid52"/><text:bookmark text:name="page27R_mcid50"/><text:line-break/>4.<text:bookmark text:name="page27R_mcid54"/><text:bookmark text:name="page27R_mcid53"/> If User clicks on ‘Reset’ button, steps and messages are deleted:<text:bookmark text:name="page27R_mcid55"/><text:bookmark text:name="page27R_mcid56"/><text:bookmark text:name="page27R_mcid57"/><text:bookmark text:name="page27R_mcid58"/><text:line-break/><text:tab/> 4.1<text:bookmark text:name="page27R_mcid59"/> App<text:bookmark text:name="page27R_mcid60"/>lication reverts the graph back to its default colors<text:bookmark text:name="page27R_mcid63"/><text:bookmark text:name="page27R_mcid62"/><text:bookmark text:name="page27R_mcid61"/><text:bookmark text:name="page27R_mcid64"/><text:line-break/><text:tab/> 4.2<text:bookmark text:name="page27R_mcid65"/> Application deletes the shown message</text:p>
      <text:p text:style-name="P2"><text:bookmark text:name="page27R_mcid67"/><text:bookmark text:name="page27R_mcid68"/><text:bookmark text:name="page27R_mcid66"/><text:line-break/>Alternative scenarios:<text:bookmark text:name="page27R_mcid70"/><text:bookmark text:name="page27R_mcid69"/><text:line-break/>•<text:bookmark text:name="page27R_mcid71"/> Application exit:<text:bookmark text:name="page27R_mcid72"/> <text:span text:style-name="T3">If User exists the application, any input or changes will be lost.</text:span><text:bookmark text:name="page27R_mcid74"/><text:bookmark text:name="page27R_mcid73"/><text:line-break/>•<text:bookmark text:name="page27R_mcid75"/> Interruption:<text:bookmark text:name="page27R_mcid76"/> <text:span text:style-name="T3">If the User interacts with the app</text:span><text:bookmark text:name="page27R_mcid77"/><text:span text:style-name="T3">lication, the ‘Reset’ button scenario should occur.</text:span><text:bookmark text:name="page27R_mcid81"/><text:bookmark text:name="page27R_mcid80"/><text:bookmark text:name="page27R_mcid79"/><text:span text:style-name="T3"><text:line-break/></text:span>Additional information:<text:bookmark text:name="page27R_mcid83"/><text:bookmark text:name="page27R_mcid82"/><text:span text:style-name="T3"> None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19:04.536300482</meta:creation-date>
    <dc:date>2022-11-27T22:20:23.994834467</dc:date>
    <meta:editing-duration>PT1M20S</meta:editing-duration>
    <meta:editing-cycles>1</meta:editing-cycles>
    <meta:document-statistic meta:table-count="0" meta:image-count="0" meta:object-count="0" meta:page-count="1" meta:paragraph-count="8" meta:word-count="177" meta:character-count="1124" meta:non-whitespace-character-count="937"/>
    <meta:generator>LibreOffice/6.4.7.2$Linux_X86_64 LibreOffice_project/40$Build-2</meta:generator>
  </office:meta>
</office:document-meta>
</file>